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5.514cm"/>
    </style:style>
    <style:style style:name="co5" style:family="table-column">
      <style:table-column-properties fo:break-before="auto" style:column-width="2.902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25cm" fo:break-before="auto" style:use-optimal-row-height="true"/>
    </style:style>
    <style:style style:name="ro4" style:family="table-row">
      <style:table-row-properties style:row-height="0.489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45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45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5">
      <style:text-properties fo:font-weight="bold" style:font-weight-asian="bold" style:font-weight-complex="bold"/>
    </style:style>
    <style:style style:name="ce11" style:family="table-cell" style:parent-style-name="Default" style:data-style-name="N45"/>
    <style:style style:name="ce12" style:family="table-cell" style:parent-style-name="Default" style:data-style-name="N4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45">
      <style:table-cell-properties fo:background-color="#99ccff"/>
    </style:style>
    <style:style style:name="ce14" style:family="table-cell" style:parent-style-name="Default" style:data-style-name="N45">
      <style:table-cell-properties fo:background-color="#ffcc99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5">
      <style:table-cell-properties fo:background-color="#ccffff"/>
    </style:style>
    <style:style style:name="ce18" style:family="table-cell" style:parent-style-name="Default" style:data-style-name="N45">
      <style:table-cell-properties fo:background-color="#83ca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</office:automatic-styles>
  <office:body>
    <office:spreadsheet>
      <table:table table:name="CS2" table:style-name="ta1" table:print="false">
        <table:table-column table:style-name="co2" table:default-cell-style-name="Default"/>
        <table:table-column table:style-name="co3" table:default-cell-style-name="ce11"/>
        <table:table-column table:style-name="co5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2">
          <table:table-cell table:style-name="ce1" office:value-type="string">
            <text:p>Test results (Photoshop CS2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4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PSD</text:p>
          </table:table-cell>
          <table:table-cell table:style-name="ce11" office:value-type="time" office:time-value="PT00H24M02.68S">
            <text:p>24:02.68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11.08S">
            <text:p>01:11.08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14" office:value-type="time" office:time-value="PT00H01M20.37S">
            <text:p>01:20.37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Original script SaveLayers.js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 table:number-columns-repeated="2"/>
          <table:table-cell table:style-name="ce23" office:value-type="string">
            <text:p>PNG (24 bit)</text:p>
          </table:table-cell>
          <table:table-cell table:style-name="ce17" office:value-type="time" office:time-value="PT00H04M57.65S">
            <text:p>04:57.65</text:p>
          </table:table-cell>
          <table:table-cell table:style-name="ce31" office:value-type="float" office:value="1">
            <text:p>1.00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5" table:number-columns-repeated="2"/>
          <table:table-cell table:style-name="ce22" office:value-type="string">
            <text:p>JPG (quality 12)</text:p>
          </table:table-cell>
          <table:table-cell table:style-name="ce14" office:value-type="time" office:time-value="PT00H00M41.11S">
            <text:p>00:41.11</text:p>
          </table:table-cell>
          <table:table-cell table:style-name="ce30" table:formula="of:=[.D10]/[.D17]" office:value-type="float" office:value="1.95499878375091">
            <text:p>1.95</text:p>
          </table:table-cell>
          <table:table-cell table:style-name="ce30" office:value-type="float" office:value="1">
            <text:p>1.00</text:p>
          </table:table-cell>
          <table:table-cell table:style-name="ce5"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Test:</text:p>
          </table:table-cell>
          <table:table-cell table:style-name="ce16" office:value-type="string">
            <text:p>New script Export Layers To Files (Fast).jsx, layer traversal using API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/>
          <table:table-cell table:style-name="ce17" office:value-type="string">
            <text:p>All layers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6.17S">
            <text:p>03:56.17</text:p>
          </table:table-cell>
          <table:table-cell table:style-name="ce31" table:formula="of:=[.D16]/[.D23]" office:value-type="float" office:value="1.2603209552441">
            <text:p>1.26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6"/>
          <table:table-cell table:style-name="ce17" office:value-type="string">
            <text:p>Visible layers only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0.25S">
            <text:p>03:50.25</text:p>
          </table:table-cell>
          <table:table-cell table:style-name="ce31" table:formula="of:=[.D16]/[.D24]" office:value-type="float" office:value="1.29272529858849">
            <text:p>1.29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/>
          <table:table-cell office:value-type="string">
            <text:p>Visible layers with LayerComp</text:p>
          </table:table-cell>
          <table:table-cell office:value-type="string">
            <text:p>PNG (24 bit)</text:p>
          </table:table-cell>
          <table:table-cell table:style-name="ce11" office:value-type="time" office:time-value="PT00H03M49.64S">
            <text:p>03:49.64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3.186S">
            <text:p>00:23.19</text:p>
          </table:table-cell>
          <table:table-cell table:style-name="ce32" table:formula="of:=[.D9]/[.D26]" office:value-type="float" office:value="3.06564306046752">
            <text:p>3.0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1.101S">
            <text:p>00:21.10</text:p>
          </table:table-cell>
          <table:table-cell table:style-name="ce32" table:formula="of:=[.D9]/[.D27]" office:value-type="float" office:value="3.36856073171888">
            <text:p>3.3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1.24S">
            <text:p>00:31.24</text:p>
          </table:table-cell>
          <table:table-cell table:style-name="ce30" table:formula="of:=[.D10]/[.D28]" office:value-type="float" office:value="2.57266325224072">
            <text:p>2.57</text:p>
          </table:table-cell>
          <table:table-cell table:style-name="ce30" table:formula="of:=[.D17]/[.D28]" office:value-type="float" office:value="1.31594110115237">
            <text:p>1.32</text:p>
          </table:table-cell>
          <table:table-cell table:style-name="ce5" table:number-columns-repeated="1018"/>
        </table:table-row>
        <table:table-row table:style-name="ro3">
          <table:table-cell table:style-name="ce5"/>
          <table:table-cell table:style-name="ce14" office:value-type="string">
            <text:p>Visible layers only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28.154S">
            <text:p>00:28.15</text:p>
          </table:table-cell>
          <table:table-cell table:style-name="ce30" table:formula="of:=[.D10]/[.D29]" office:value-type="float" office:value="2.85465653193152">
            <text:p>2.85</text:p>
          </table:table-cell>
          <table:table-cell table:style-name="ce30" table:formula="of:=[.D17]/[.D29]" office:value-type="float" office:value="1.46018327768701">
            <text:p>1.46</text:p>
          </table:table-cell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New script, avoid indexing (excluding initial layer collectio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1.39S">
            <text:p>00:11.39</text:p>
          </table:table-cell>
          <table:table-cell table:style-name="ce32" table:formula="of:=[.D9]/[.D35]" office:value-type="float" office:value="6.24056189640035">
            <text:p>6.24</text:p>
          </table:table-cell>
          <table:table-cell table:style-name="ce32" table:formula="of:=[.D26]/[.D35]" office:value-type="float" office:value="2.03564530289728">
            <text:p>2.04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2.468S">
            <text:p>00:12.47</text:p>
          </table:table-cell>
          <table:table-cell table:style-name="ce32" table:formula="of:=[.D9]/[.D36]" office:value-type="float" office:value="5.70099454603786">
            <text:p>5.70</text:p>
          </table:table-cell>
          <table:table-cell table:style-name="ce32" table:formula="of:=[.D27]/[.D36]" office:value-type="float" office:value="1.69241257619506">
            <text:p>1.69</text:p>
          </table:table-cell>
          <table:table-cell table:style-name="ce7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office:value-type="string">
            <text:p>Test:</text:p>
          </table:table-cell>
          <table:table-cell table:style-name="ce10" office:value-type="string">
            <text:p>New script, delayed layer collection (tag builtin_replaceme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7.048S">
            <text:p>00:17.05</text:p>
          </table:table-cell>
          <table:table-cell table:style-name="ce32" table:formula="of:=[.D9]/[.D42]" office:value-type="float" office:value="4.16940403566401">
            <text:p>4.17</text:p>
          </table:table-cell>
          <table:table-cell table:style-name="ce32" table:formula="of:=[.D26]/[.D42]" office:value-type="float" office:value="1.3600422336931">
            <text:p>1.36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8.001S">
            <text:p>00:18.00</text:p>
          </table:table-cell>
          <table:table-cell table:style-name="ce32" table:formula="of:=[.D9]/[.D43]" office:value-type="float" office:value="3.94866951836009">
            <text:p>3.95</text:p>
          </table:table-cell>
          <table:table-cell table:style-name="ce32" table:formula="of:=[.D27]/[.D43]" office:value-type="float" office:value="1.17221265485251">
            <text:p>1.17</text:p>
          </table:table-cell>
          <table:table-cell table:style-name="ce7"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8/06/2014</text:date>, <text:time>15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6-06T17:06:29.92</meta:creation-date>
    <meta:generator>OpenOffice/4.0.1$Win32 OpenOffice.org_project/401m5$Build-9714</meta:generator>
    <dc:date>2014-06-08T15:16:28.78</dc:date>
    <dc:creator>Simon </dc:creator>
    <meta:editing-duration>PT3H27M57S</meta:editing-duration>
    <meta:editing-cycles>27</meta:editing-cycles>
    <meta:document-statistic meta:table-count="3" meta:cell-count="96" meta:object-count="0"/>
  </office:meta>
</office:document-meta>
</file>